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helvetica" svg:font-family="helvetica, arial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1d63c"/>
    </style:style>
    <style:style style:name="P2" style:family="paragraph" style:parent-style-name="Standard">
      <style:text-properties officeooo:paragraph-rsid="000304c1"/>
    </style:style>
    <style:style style:name="P3" style:family="paragraph" style:parent-style-name="Standard">
      <style:text-properties officeooo:paragraph-rsid="00048411"/>
    </style:style>
    <style:style style:name="P4" style:family="paragraph" style:parent-style-name="Standard">
      <style:text-properties officeooo:paragraph-rsid="0004bea6"/>
    </style:style>
    <style:style style:name="P5" style:family="paragraph" style:parent-style-name="Standard">
      <style:text-properties officeooo:paragraph-rsid="0007cbb6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paragraph-rsid="0001d63c" style:font-style-asian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paragraph-rsid="000304c1" style:font-style-asian="italic"/>
    </style:style>
    <style:style style:name="P8" style:family="paragraph" style:parent-style-name="Standard">
      <style:text-properties fo:language="en" fo:country="GB" officeooo:rsid="0007cbb6" officeooo:paragraph-rsid="0007cbb6"/>
    </style:style>
    <style:style style:name="P9" style:family="paragraph" style:parent-style-name="Standard">
      <style:text-properties fo:language="bg" fo:country="BG"/>
    </style:style>
    <style:style style:name="P10" style:family="paragraph" style:parent-style-name="Standard">
      <style:text-properties fo:language="bg" fo:country="BG" officeooo:rsid="001875c8" officeooo:paragraph-rsid="001875c8"/>
    </style:style>
    <style:style style:name="P11" style:family="paragraph" style:parent-style-name="Standard">
      <style:text-properties fo:language="bg" fo:country="BG" officeooo:rsid="001875c8" officeooo:paragraph-rsid="001a6828"/>
    </style:style>
    <style:style style:name="P12" style:family="paragraph" style:parent-style-name="Standard">
      <style:text-properties fo:language="bg" fo:country="BG" officeooo:rsid="001a6828" officeooo:paragraph-rsid="001a6828"/>
    </style:style>
    <style:style style:name="P13" style:family="paragraph" style:parent-style-name="Standard">
      <style:text-properties fo:language="bg" fo:country="BG" officeooo:rsid="001acf4a" officeooo:paragraph-rsid="001caac5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officeooo:paragraph-rsid="0007aea9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tyle="italic" style:text-underline-style="solid" style:text-underline-width="auto" style:text-underline-color="font-color" officeooo:paragraph-rsid="000fd296" style:font-style-asian="italic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paragraph-rsid="000a7d63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paragraph-rsid="000fd296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language="bg" fo:country="BG" officeooo:rsid="0014dedb" officeooo:paragraph-rsid="0014dedb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language="bg" fo:country="BG" officeooo:rsid="0014dedb" officeooo:paragraph-rsid="001875c8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language="bg" fo:country="BG" officeooo:rsid="0015dba5" officeooo:paragraph-rsid="0015dba5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paragraph-rsid="001875c8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tyle="italic" style:text-underline-style="solid" style:text-underline-width="auto" style:text-underline-color="font-color" officeooo:paragraph-rsid="000fd296" style:font-style-asian="italic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tyle="italic" style:text-underline-style="solid" style:text-underline-width="auto" style:text-underline-color="font-color" officeooo:paragraph-rsid="000a7d63" style:font-style-asian="italic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tyle="italic" style:text-underline-style="solid" style:text-underline-width="auto" style:text-underline-color="font-color" officeooo:paragraph-rsid="001875c8" style:font-style-asian="italic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tyle="italic" style:text-underline-style="solid" style:text-underline-width="auto" style:text-underline-color="font-color" officeooo:paragraph-rsid="0015dba5" style:font-style-asian="italic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language="en" fo:country="GB" fo:font-style="italic" style:text-underline-style="solid" style:text-underline-width="auto" style:text-underline-color="font-color" officeooo:rsid="000fd296" officeooo:paragraph-rsid="000fd296" style:font-style-asian="italic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language="en" fo:country="GB" fo:font-style="italic" style:text-underline-style="solid" style:text-underline-width="auto" style:text-underline-color="font-color" officeooo:paragraph-rsid="00203cab" style:font-style-asian="italic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language="en" fo:country="GB" fo:font-style="italic" style:text-underline-style="solid" style:text-underline-width="auto" style:text-underline-color="font-color" officeooo:paragraph-rsid="0025f5aa" style:font-style-asian="italic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language="en" fo:country="GB" fo:font-style="italic" style:text-underline-style="solid" style:text-underline-width="auto" style:text-underline-color="font-color" officeooo:paragraph-rsid="0027c407" style:font-style-asian="italic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language="en" fo:country="GB" officeooo:rsid="0015dba5" officeooo:paragraph-rsid="0014dedb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language="en" fo:country="GB" officeooo:paragraph-rsid="00203cab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language="en" fo:country="GB" officeooo:paragraph-rsid="0025f5aa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language="en" fo:country="GB" officeooo:paragraph-rsid="0027c407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en" fo:country="GB" fo:font-style="italic" style:text-underline-style="solid" style:text-underline-width="auto" style:text-underline-color="font-color" officeooo:rsid="001caac5" officeooo:paragraph-rsid="001f9e5e" style:font-size-asian="12pt" style:font-style-asian="italic" style:font-size-complex="12pt"/>
    </style:style>
    <style:style style:name="P35" style:family="paragraph" style:parent-style-name="Standard">
      <style:paragraph-properties fo:margin-left="0in" fo:margin-right="0in" fo:text-indent="0in" style:auto-text-indent="false"/>
      <style:text-properties officeooo:paragraph-rsid="00203cab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language="bg" fo:country="BG" officeooo:rsid="0014dedb" officeooo:paragraph-rsid="00203cab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language="bg" fo:country="BG" officeooo:rsid="0014dedb" officeooo:paragraph-rsid="00291b05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language="bg" fo:country="BG" officeooo:rsid="0014dedb" officeooo:paragraph-rsid="002b058f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paragraph-rsid="0025f5aa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paragraph-rsid="0027c407"/>
    </style:style>
    <style:style style:name="P41" style:family="paragraph" style:parent-style-name="Standard">
      <style:text-properties fo:language="en" fo:country="GB"/>
    </style:style>
    <style:style style:name="P42" style:family="paragraph" style:parent-style-name="Standard">
      <style:text-properties fo:language="en" fo:country="GB" officeooo:paragraph-rsid="001875c8"/>
    </style:style>
    <style:style style:name="P43" style:family="paragraph" style:parent-style-name="Standard">
      <style:text-properties fo:language="en" fo:country="GB" officeooo:rsid="001875c8" officeooo:paragraph-rsid="001875c8"/>
    </style:style>
    <style:style style:name="P44" style:family="paragraph" style:parent-style-name="Standard">
      <style:text-properties fo:language="en" fo:country="GB" officeooo:rsid="001875c8" officeooo:paragraph-rsid="00203cab"/>
    </style:style>
    <style:style style:name="P45" style:family="paragraph" style:parent-style-name="Standard">
      <style:text-properties fo:language="en" fo:country="GB" officeooo:rsid="001875c8" officeooo:paragraph-rsid="00291b05"/>
    </style:style>
    <style:style style:name="P46" style:family="paragraph" style:parent-style-name="Standard">
      <style:text-properties fo:language="en" fo:country="GB" officeooo:rsid="001875c8" officeooo:paragraph-rsid="002b058f"/>
    </style:style>
    <style:style style:name="P47" style:family="paragraph" style:parent-style-name="Standard">
      <style:text-properties fo:language="en" fo:country="GB" officeooo:rsid="001caac5" officeooo:paragraph-rsid="001caac5"/>
    </style:style>
    <style:style style:name="P48" style:family="paragraph" style:parent-style-name="Standard">
      <style:text-properties fo:language="en" fo:country="GB" officeooo:paragraph-rsid="00203cab"/>
    </style:style>
    <style:style style:name="P49" style:family="paragraph" style:parent-style-name="Standard">
      <style:text-properties fo:language="en" fo:country="GB" officeooo:paragraph-rsid="00291b05"/>
    </style:style>
    <style:style style:name="P50" style:family="paragraph" style:parent-style-name="Standard">
      <style:text-properties fo:language="en" fo:country="GB" officeooo:paragraph-rsid="002b058f"/>
    </style:style>
    <style:style style:name="P51" style:family="paragraph" style:parent-style-name="Standard">
      <style:text-properties fo:language="bg" fo:country="BG"/>
    </style:style>
    <style:style style:name="P52" style:family="paragraph" style:parent-style-name="Standard">
      <style:text-properties fo:language="bg" fo:country="BG" officeooo:rsid="001875c8" officeooo:paragraph-rsid="00203cab"/>
    </style:style>
    <style:style style:name="P53" style:family="paragraph" style:parent-style-name="Standard">
      <style:text-properties fo:language="bg" fo:country="BG" officeooo:rsid="001a6828" officeooo:paragraph-rsid="00203cab"/>
    </style:style>
    <style:style style:name="P54" style:family="paragraph" style:parent-style-name="Standard">
      <style:text-properties fo:language="bg" fo:country="BG" officeooo:rsid="001acf4a" officeooo:paragraph-rsid="00203cab"/>
    </style:style>
    <style:style style:name="P55" style:family="paragraph" style:parent-style-name="Standard">
      <style:text-properties fo:language="bg" fo:country="BG" officeooo:paragraph-rsid="00203cab"/>
    </style:style>
    <style:style style:name="P56" style:family="paragraph" style:parent-style-name="Standard">
      <style:text-properties fo:language="bg" fo:country="BG" officeooo:paragraph-rsid="00291b05"/>
    </style:style>
    <style:style style:name="P57" style:family="paragraph" style:parent-style-name="Standard">
      <style:text-properties fo:language="bg" fo:country="BG" officeooo:rsid="00291b05" officeooo:paragraph-rsid="00291b05"/>
    </style:style>
    <style:style style:name="P58" style:family="paragraph" style:parent-style-name="Standard">
      <style:text-properties fo:language="bg" fo:country="BG" officeooo:rsid="00291b05" officeooo:paragraph-rsid="002b058f"/>
    </style:style>
    <style:style style:name="P59" style:family="paragraph" style:parent-style-name="Standard">
      <style:text-properties fo:language="bg" fo:country="BG" officeooo:paragraph-rsid="002b058f"/>
    </style:style>
    <style:style style:name="P60" style:family="paragraph" style:parent-style-name="Standard">
      <style:text-properties fo:language="bg" fo:country="BG" officeooo:paragraph-rsid="002d75a4"/>
    </style:style>
    <style:style style:name="P61" style:family="paragraph" style:parent-style-name="Standard">
      <style:text-properties officeooo:paragraph-rsid="001acf4a"/>
    </style:style>
    <style:style style:name="P62" style:family="paragraph" style:parent-style-name="Standard">
      <style:text-properties officeooo:paragraph-rsid="002355db"/>
    </style:style>
    <style:style style:name="P63" style:family="paragraph" style:parent-style-name="Standard">
      <style:text-properties officeooo:paragraph-rsid="002added"/>
    </style:style>
    <style:style style:name="P64" style:family="paragraph" style:parent-style-name="Standard">
      <style:text-properties officeooo:paragraph-rsid="002d75a4"/>
    </style:style>
    <style:style style:name="P65" style:family="paragraph">
      <style:text-properties fo:language="en" fo:country="GB"/>
    </style:style>
    <style:style style:name="P66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1d63c"/>
    </style:style>
    <style:style style:name="P67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304c1"/>
    </style:style>
    <style:style style:name="P68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48411"/>
    </style:style>
    <style:style style:name="P69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7aea9"/>
    </style:style>
    <style:style style:name="P70" style:family="paragraph" style:parent-style-name="List_20_Paragraph" style:list-style-name="WWNum21">
      <style:paragraph-properties fo:margin-top="0in" fo:margin-bottom="0.111in" loext:contextual-spacing="true" fo:line-height="108%"/>
      <style:text-properties officeooo:paragraph-rsid="0004bea6"/>
    </style:style>
    <style:style style:name="P71" style:family="paragraph" style:parent-style-name="List_20_Paragraph" style:list-style-name="WWNum21">
      <style:paragraph-properties fo:margin-top="0in" fo:margin-bottom="0.111in" loext:contextual-spacing="true" fo:line-height="108%"/>
      <style:text-properties officeooo:paragraph-rsid="0005b182"/>
    </style:style>
    <style:style style:name="P72" style:family="paragraph" style:parent-style-name="List_20_Paragraph" style:list-style-name="WWNum20">
      <style:paragraph-properties fo:margin-top="0in" fo:margin-bottom="0.111in" loext:contextual-spacing="true" fo:line-height="108%"/>
      <style:text-properties fo:language="en" fo:country="GB" officeooo:rsid="0007aea9" officeooo:paragraph-rsid="0007aea9"/>
    </style:style>
    <style:style style:name="P73" style:family="paragraph" style:parent-style-name="List_20_Paragraph" style:list-style-name="WWNum20">
      <style:paragraph-properties fo:margin-top="0in" fo:margin-bottom="0.111in" loext:contextual-spacing="true" fo:line-height="108%"/>
      <style:text-properties fo:language="en" fo:country="GB" officeooo:rsid="0007cbb6" officeooo:paragraph-rsid="0007cbb6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fo:font-style="italic" style:text-underline-style="solid" style:text-underline-width="auto" style:text-underline-color="font-color" officeooo:rsid="001875c8" style:font-style-asian="italic"/>
    </style:style>
    <style:style style:name="T3" style:family="text">
      <style:text-properties fo:font-style="italic" style:text-underline-style="solid" style:text-underline-width="auto" style:text-underline-color="font-color" officeooo:rsid="00203cab" style:font-style-asian="italic"/>
    </style:style>
    <style:style style:name="T4" style:family="text">
      <style:text-properties fo:font-style="italic" style:text-underline-style="solid" style:text-underline-width="auto" style:text-underline-color="font-color" officeooo:rsid="0014dedb" style:font-style-asian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en" fo:country="US"/>
    </style:style>
    <style:style style:name="T7" style:family="text">
      <style:text-properties fo:language="en" fo:country="GB"/>
    </style:style>
    <style:style style:name="T8" style:family="text">
      <style:text-properties fo:language="en" fo:country="GB" officeooo:rsid="000304c1"/>
    </style:style>
    <style:style style:name="T9" style:family="text">
      <style:text-properties fo:language="en" fo:country="GB" fo:font-style="italic" style:text-underline-style="solid" style:text-underline-width="auto" style:text-underline-color="font-color" officeooo:rsid="000304c1" style:font-style-asian="italic"/>
    </style:style>
    <style:style style:name="T10" style:family="text">
      <style:text-properties fo:language="en" fo:country="GB" fo:font-style="italic" style:text-underline-style="solid" style:text-underline-width="auto" style:text-underline-color="font-color" officeooo:rsid="0004bea6" style:font-style-asian="italic"/>
    </style:style>
    <style:style style:name="T11" style:family="text">
      <style:text-properties fo:language="en" fo:country="GB" fo:font-style="italic" style:text-underline-style="solid" style:text-underline-width="auto" style:text-underline-color="font-color" officeooo:rsid="0007aea9" style:font-style-asian="italic"/>
    </style:style>
    <style:style style:name="T12" style:family="text">
      <style:text-properties fo:language="en" fo:country="GB" fo:font-style="italic" style:text-underline-style="solid" style:text-underline-width="auto" style:text-underline-color="font-color" officeooo:rsid="000a7d63" style:font-style-asian="italic"/>
    </style:style>
    <style:style style:name="T13" style:family="text">
      <style:text-properties fo:language="en" fo:country="GB" fo:font-style="italic" style:text-underline-style="solid" style:text-underline-width="auto" style:text-underline-color="font-color" officeooo:rsid="001875c8" style:font-style-asian="italic"/>
    </style:style>
    <style:style style:name="T14" style:family="text">
      <style:text-properties fo:language="en" fo:country="GB" fo:font-style="italic" style:text-underline-style="solid" style:text-underline-width="auto" style:text-underline-color="font-color" officeooo:rsid="0027c407" style:font-style-asian="italic"/>
    </style:style>
    <style:style style:name="T15" style:family="text">
      <style:text-properties fo:language="en" fo:country="GB" fo:font-style="italic" style:text-underline-style="solid" style:text-underline-width="auto" style:text-underline-color="font-color" officeooo:rsid="00291b05" style:font-style-asian="italic"/>
    </style:style>
    <style:style style:name="T16" style:family="text">
      <style:text-properties fo:language="en" fo:country="GB" fo:font-style="italic" style:text-underline-style="solid" style:text-underline-width="auto" style:text-underline-color="font-color" officeooo:rsid="001a6828" style:font-style-asian="italic"/>
    </style:style>
    <style:style style:name="T17" style:family="text">
      <style:text-properties fo:language="en" fo:country="GB" officeooo:rsid="0004bea6"/>
    </style:style>
    <style:style style:name="T18" style:family="text">
      <style:text-properties fo:language="en" fo:country="GB" officeooo:rsid="0005b182"/>
    </style:style>
    <style:style style:name="T19" style:family="text">
      <style:text-properties fo:language="en" fo:country="GB" officeooo:rsid="0007aea9"/>
    </style:style>
    <style:style style:name="T20" style:family="text">
      <style:text-properties fo:language="en" fo:country="GB" officeooo:rsid="0007cbb6"/>
    </style:style>
    <style:style style:name="T21" style:family="text">
      <style:text-properties fo:language="en" fo:country="GB" officeooo:rsid="000fd296"/>
    </style:style>
    <style:style style:name="T22" style:family="text">
      <style:text-properties fo:language="en" fo:country="GB" officeooo:rsid="0015dba5"/>
    </style:style>
    <style:style style:name="T23" style:family="text">
      <style:text-properties fo:language="en" fo:country="GB" officeooo:rsid="0014dedb"/>
    </style:style>
    <style:style style:name="T24" style:family="text">
      <style:text-properties fo:language="en" fo:country="GB" officeooo:rsid="00177419"/>
    </style:style>
    <style:style style:name="T25" style:family="text">
      <style:text-properties fo:language="en" fo:country="GB" officeooo:rsid="0017c0c6"/>
    </style:style>
    <style:style style:name="T26" style:family="text">
      <style:text-properties fo:language="en" fo:country="GB" officeooo:rsid="001a6828"/>
    </style:style>
    <style:style style:name="T27" style:family="text">
      <style:text-properties fo:language="en" fo:country="GB" officeooo:rsid="001acf4a"/>
    </style:style>
    <style:style style:name="T28" style:family="text">
      <style:text-properties fo:language="en" fo:country="GB" officeooo:rsid="001caac5"/>
    </style:style>
    <style:style style:name="T29" style:family="text">
      <style:text-properties fo:language="en" fo:country="GB" officeooo:rsid="0020b006"/>
    </style:style>
    <style:style style:name="T30" style:family="text">
      <style:text-properties fo:language="en" fo:country="GB" officeooo:rsid="002355db"/>
    </style:style>
    <style:style style:name="T31" style:family="text">
      <style:text-properties fo:language="en" fo:country="GB" officeooo:rsid="00291b05"/>
    </style:style>
    <style:style style:name="T32" style:family="text">
      <style:text-properties fo:language="en" fo:country="GB" officeooo:rsid="002added"/>
    </style:style>
    <style:style style:name="T33" style:family="text">
      <style:text-properties fo:language="en" fo:country="GB" officeooo:rsid="002b058f"/>
    </style:style>
    <style:style style:name="T34" style:family="text">
      <style:text-properties fo:language="en" fo:country="GB" officeooo:rsid="002cff88"/>
    </style:style>
    <style:style style:name="T35" style:family="text">
      <style:text-properties fo:language="en" fo:country="GB" officeooo:rsid="002d75a4"/>
    </style:style>
    <style:style style:name="T36" style:family="text">
      <style:text-properties fo:language="bg" fo:country="BG" officeooo:rsid="00048411"/>
    </style:style>
    <style:style style:name="T37" style:family="text">
      <style:text-properties fo:language="bg" fo:country="BG" officeooo:rsid="0014dedb"/>
    </style:style>
    <style:style style:name="T38" style:family="text">
      <style:text-properties fo:language="bg" fo:country="BG" fo:font-style="italic" style:text-underline-style="solid" style:text-underline-width="auto" style:text-underline-color="font-color" officeooo:rsid="00177419" style:font-style-asian="italic"/>
    </style:style>
    <style:style style:name="T39" style:family="text">
      <style:text-properties fo:language="bg" fo:country="BG" fo:font-style="italic" style:text-underline-style="solid" style:text-underline-width="auto" style:text-underline-color="font-color" officeooo:rsid="00203cab" style:font-style-asian="italic"/>
    </style:style>
    <style:style style:name="T40" style:family="text">
      <style:text-properties fo:language="bg" fo:country="BG" officeooo:rsid="00177419"/>
    </style:style>
    <style:style style:name="T41" style:family="text">
      <style:text-properties fo:language="bg" fo:country="BG" officeooo:rsid="002added"/>
    </style:style>
    <style:style style:name="T42" style:family="text">
      <style:text-properties officeooo:rsid="0005b182"/>
    </style:style>
    <style:style style:name="T43" style:family="text">
      <style:text-properties officeooo:rsid="0007cbb6"/>
    </style:style>
    <style:style style:name="T44" style:family="text">
      <style:text-properties officeooo:rsid="0014dedb"/>
    </style:style>
    <style:style style:name="T45" style:family="text">
      <style:text-properties officeooo:rsid="000fd296"/>
    </style:style>
    <style:style style:name="T46" style:family="text">
      <style:text-properties officeooo:rsid="00177419"/>
    </style:style>
    <style:style style:name="T47" style:family="text">
      <style:text-properties officeooo:rsid="0025f5aa"/>
    </style:style>
    <style:style style:name="T48" style:family="text">
      <style:text-properties officeooo:rsid="001a6828"/>
    </style:style>
    <style:style style:name="T49" style:family="text">
      <style:text-properties officeooo:rsid="002added"/>
    </style:style>
    <style:style style:name="T50" style:family="text">
      <style:text-properties officeooo:rsid="002b05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 cases related to System Authentication:</text:p>
      <text:p text:style-name="P6"/>
      <text:p text:style-name="P1"><text:span text:style-name="T1">Use Case №1:</text:span> Login <text:span text:style-name="T8">like Guest user </text:span><text:span text:style-name="T40">(</text:span><text:span text:style-name="T24">without registration)</text:span><text:line-break/><text:span text:style-name="T1">Primary Actor</text:span><text:span text:style-name="T5">:</text:span> User<text:line-break/><text:span text:style-name="T1">Pre Condition</text:span><text:span text:style-name="T5">:</text:span> Installed browser and active internet connection <text:line-break/><text:span text:style-name="T1">Main scenario</text:span>:</text:p>
      <text:list xml:id="list6144483840061263758" text:style-name="WWNum20">
        <text:list-item>
          <text:p text:style-name="P66">User initiates browser</text:p>
        </text:list-item>
        <text:list-item>
          <text:p text:style-name="P67">User specifies web address </text:p>
        </text:list-item>
        <text:list-item>
          <text:p text:style-name="P67">The user has access to the system</text:p>
          <text:p text:style-name="P66"/>
        </text:list-item>
      </text:list>
      <text:p text:style-name="P1"><text:span text:style-name="T1">Alternate scenario:</text:span><text:line-break/> <text:tab/><text:span text:style-name="T8">The user log in like registration user</text:span></text:p>
      <text:p text:style-name="P1"/>
      <text:p text:style-name="P7"/>
      <text:p text:style-name="P2"><text:span text:style-name="T1">Use Case №</text:span><text:span text:style-name="T9">2</text:span><text:span text:style-name="T1">:</text:span> Login <text:span text:style-name="T8">like Registration user</text:span><text:line-break/><text:span text:style-name="T1">Primary Actor</text:span><text:span text:style-name="T5">:</text:span> User<text:line-break/><text:span text:style-name="T1">Pre Condition</text:span><text:span text:style-name="T5">:</text:span> Installed browser and active internet connection <text:line-break/><text:span text:style-name="T1">Main scenario</text:span>:</text:p>
      <text:list xml:id="list231735303837682" text:continue-numbering="true" text:style-name="WWNum20">
        <text:list-header>
          <text:p text:style-name="P68"><text:span text:style-name="T36">1. </text:span>User initiates browser</text:p>
          <text:p text:style-name="P68"><text:span text:style-name="T36">2. </text:span>User specifies web address </text:p>
          <text:p text:style-name="P67"><text:span text:style-name="T36">3. </text:span>User gives <text:span text:style-name="T25">e-mail</text:span> and password<text:span text:style-name="T6"> </text:span>( refer to next chapters section “User Screens” )</text:p>
          <text:p text:style-name="P67"><text:span text:style-name="T36">4. </text:span>System does authentication</text:p>
          <text:p text:style-name="P67"><text:span text:style-name="T36">5. </text:span><text:span text:style-name="T8">T</text:span>he usser has access to the system <text:s/><text:span text:style-name="T8">like <text:s/>registration user</text:span></text:p>
        </text:list-header>
      </text:list>
      <text:p text:style-name="P3"><text:span text:style-name="T1">Alternate scenario:</text:span><text:line-break/> <text:s text:c="5"/>4.1 Authorization fails – wrong username/password<text:line-break/> <text:s/><text:tab/><text:tab/>4.1.1 Prompt the user that he typed the username/password wrong<text:line-break/> <text:tab/><text:tab/>4.1.2 Allow him to re-enter the username/password<text:line-break/> <text:tab/>4.2 Authorization fails – forgotten username/password<text:line-break/> <text:tab/><text:tab/>4.2.1 Prompt the user to enter his registered email<text:line-break/> <text:tab/><text:tab/>4.2.2 User receives an email with instructions about his login credentials</text:p>
      <text:p text:style-name="P3"/>
      <text:p text:style-name="P4"><text:span text:style-name="T1">Use Case №</text:span><text:span text:style-name="T10">3</text:span><text:span text:style-name="T5">:</text:span> Change password<text:line-break/><text:span text:style-name="T1">Primary Actor</text:span><text:span text:style-name="T5">:</text:span> User<text:line-break/><text:span text:style-name="T1">Pre Condition</text:span><text:span text:style-name="T5">:</text:span> User logged in <text:line-break/><text:span text:style-name="T1">Main scenario</text:span>:</text:p>
      <text:list xml:id="list1335093415921042456" text:style-name="WWNum21">
        <text:list-item>
          <text:p text:style-name="P70">User goes to <text:span text:style-name="T17">the main page and click link “Your account”</text:span><text:span text:style-name="T6"> (</text:span> refer to next chapters section “User Screens” <text:span text:style-name="T6">)</text:span></text:p>
        </text:list-item>
        <text:list-item>
          <text:p text:style-name="P70">User goes to <text:span text:style-name="T17">menu “Settings”</text:span></text:p>
        </text:list-item>
        <text:list-item>
          <text:p text:style-name="P71">User initiates <text:span text:style-name="T42">field </text:span>“<text:span text:style-name="T18">Old</text:span> Password”, “<text:span text:style-name="T18">New</text:span> Password” <text:span text:style-name="T18">and <text:s/>“”Retype New Password”</text:span></text:p>
        </text:list-item>
        <text:list-item>
          <text:p text:style-name="P70">User provides current password, new password and confirm new password</text:p>
        </text:list-item>
        <text:list-item>
          <text:p text:style-name="P70">System displays message for successful change </text:p>
        </text:list-item>
      </text:list>
      <text:p text:style-name="P14"><text:span text:style-name="T1">Alternate scenario:</text:span><text:line-break/> <text:tab/>4.1 Authorization fails – wrong password<text:line-break/> <text:s/><text:tab/><text:tab/>4.1.1 Prompt the user that he typed the password wrong<text:line-break/> <text:tab/><text:tab/>4.1.2 Allow him to re-enter the password<text:line-break/> <text:tab/>4.2 Authorization fails – new password and confirm new password do not match<text:line-break/> <text:tab/><text:tab/>4.2.1 Prompt the user that new password and confirm new password do not <text:soft-page-break/>match<text:line-break/> <text:tab/><text:tab/>4.2.2 Allow him to re-enter the attributes.<text:line-break/> <text:tab/>4.3 Authorization fails – new password and confirm password are less than 6 chars<text:line-break/> <text:tab/><text:tab/>4.3.1 Prompt the user that password must be at least 6 characters<text:line-break/> <text:tab/><text:tab/>4.3.2 Allow him to re-enter new and confirm password</text:p>
      <text:p text:style-name="P14"/>
      <text:p text:style-name="P14"><text:line-break/> <text:span text:style-name="T1">Use Case №</text:span><text:span text:style-name="T11">4</text:span><text:span text:style-name="T1">:</text:span> <text:span text:style-name="T8">Register as a user</text:span><text:line-break/><text:span text:style-name="T1">Primary Actor</text:span><text:span text:style-name="T5">:</text:span> User<text:line-break/><text:span text:style-name="T1">Pre Condition</text:span><text:span text:style-name="T5">:</text:span> Installed browser and active internet connection <text:line-break/><text:span text:style-name="T1">Main scenario</text:span>:</text:p>
      <text:list xml:id="list231735995358521" text:continue-list="list231735303837682" text:style-name="WWNum20">
        <text:list-header>
          <text:p text:style-name="P69"><text:span text:style-name="T36">1. </text:span>User initiates browser</text:p>
          <text:p text:style-name="P69"><text:span text:style-name="T36">2. </text:span>User specifies web address</text:p>
          <text:p text:style-name="P69"><text:span text:style-name="T19">3. User goes to Sign in </text:span><text:s/>( refer to next chapters section “User Screens” )</text:p>
          <text:p text:style-name="P72">4. User <text:s/>goes to “Create new account”</text:p>
          <text:p text:style-name="P69"><text:span text:style-name="T20">5</text:span><text:span text:style-name="T19">.</text:span><text:span text:style-name="T36"> </text:span>User <text:span text:style-name="T19">e</text:span><text:span text:style-name="T6">nter </text:span><text:span text:style-name="T20">a </text:span><text:span text:style-name="T6">name</text:span></text:p>
          <text:p text:style-name="P73">6. User enter a email</text:p>
          <text:p text:style-name="P72"><text:span text:style-name="T43">7</text:span>. User enter a password</text:p>
          <text:p text:style-name="P69"><text:span text:style-name="T20">8.</text:span><text:span text:style-name="T36"> </text:span><text:span text:style-name="T20">Press “Register” button</text:span></text:p>
          <text:p text:style-name="P69"><text:span text:style-name="T20">9</text:span><text:span text:style-name="T36">. </text:span><text:span text:style-name="T8">T</text:span>he usser has access to the system <text:s/><text:span text:style-name="T8">like <text:s/>registration user</text:span></text:p>
        </text:list-header>
      </text:list>
      <text:p text:style-name="P5"><text:span text:style-name="T1">Alternate scenario:</text:span><text:line-break/> <text:s text:c="6"/><text:span text:style-name="T20">8.1 </text:span>The user choose already registered user name</text:p>
      <text:p text:style-name="P5"><text:s text:c="12"/><text:span text:style-name="T20">8.1.1 The system displays an error message</text:span></text:p>
      <text:p text:style-name="P8"><text:s text:c="12"/>8.1.2 Allow him to re-enter new e-mail</text:p>
      <text:p text:style-name="P14"/>
      <text:p text:style-name="P15">Use cases related to <text:span text:style-name="T21">navigate in site</text:span></text:p>
      <text:p text:style-name="P15"/>
      <text:p text:style-name="P17"><text:span text:style-name="T1">Use Case №</text:span><text:span text:style-name="T12">5</text:span><text:span text:style-name="T1">:</text:span></text:p>
      <text:p text:style-name="P15">Primary Actor: User<text:line-break/>Pre Condition: User logged in <text:line-break/>Main scenario:</text:p>
      <text:p text:style-name="P26"/>
      <text:p text:style-name="P41">1. User goes to main page</text:p>
      <text:p text:style-name="Standard"><text:span text:style-name="T7">2. User choose any product category shopping: Dairy products, Chickens and eggs, </text:span><text:span text:style-name="T22">M</text:span><text:span text:style-name="T7">eat products, Fruits and vegetables, Organic fruits from Greece, </text:span><text:span text:style-name="T22">O</text:span><text:span text:style-name="T7">ther products.</text:span></text:p>
      <text:p text:style-name="P18">3. System displays а Selected category <text:span text:style-name="T22">or</text:span> subcategory</text:p>
      <text:p text:style-name="P18">4. <text:span text:style-name="T22">User choose some product</text:span></text:p>
      <text:p text:style-name="P20"><text:span text:style-name="T22">5. </text:span><text:span text:style-name="T44">System displays </text:span><text:span text:style-name="T7">picture of product and description with price for the product</text:span></text:p>
      <text:p text:style-name="P30"/>
      <text:p text:style-name="P2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Use cases related to <text:span text:style-name="T21">buy in site like registration user</text:span></text:p>
      <text:p text:style-name="P23"/>
      <text:p text:style-name="P16"><text:span text:style-name="T1">Use Case №</text:span><text:span text:style-name="T38">6</text:span><text:span text:style-name="T1">:</text:span></text:p>
      <text:p text:style-name="P21"><text:span text:style-name="T1">Primary Actor: User<text:line-break/>Pre Condition: User logged in </text:span><text:span text:style-name="T13">with username and password</text:span><text:span text:style-name="T1"><text:line-break/>Main scenario:</text:span></text:p>
      <text:p text:style-name="P24"/>
      <text:p text:style-name="P42">1. User goes to main page</text:p>
      <text:p text:style-name="P42">2. User choose any product category shopping</text:p>
      <text:p text:style-name="P19">3. System displays а Selected category <text:span text:style-name="T22">or</text:span> subcategory</text:p>
      <text:p text:style-name="P19">4. <text:span text:style-name="T22">User choose some product</text:span></text:p>
      <text:p text:style-name="P9"><text:span text:style-name="T7">5. </text:span>System displays <text:span text:style-name="T7">picture of product and description with price for the product</text:span></text:p>
      <text:p text:style-name="P43">6. User selects the quantity and delivery date</text:p>
      <text:p text:style-name="P10">7. <text:span text:style-name="T20">Press “</text:span><text:span text:style-name="T7">Add to Bag</text:span><text:span text:style-name="T20">” button</text:span></text:p>
      <text:p text:style-name="P11"><text:span text:style-name="T20">8. </text:span><text:span text:style-name="T26">Press ”Go to Checkout” </text:span><text:span text:style-name="T20">button</text:span></text:p>
      <text:p text:style-name="P61"><text:span text:style-name="T26">9. </text:span><text:span text:style-name="T37">System displays а </text:span><text:span text:style-name="T26">menu ”</text:span><text:span text:style-name="T27">Shipping </text:span><text:span text:style-name="T26">details”</text:span><text:span text:style-name="T37">, </text:span><text:span text:style-name="T29">where registration user has ready adress book </text:span><text:span text:style-name="T30">and User c</text:span><text:span text:style-name="T7">hoose delivery method </text:span></text:p>
      <text:p text:style-name="P12">10. <text:span text:style-name="T7">Press ”Checkout” </text:span><text:span text:style-name="T20">button</text:span></text:p>
      <text:p text:style-name="P12">11. <text:s/><text:span text:style-name="T44">System displays </text:span><text:span text:style-name="T27">a </text:span><text:span text:style-name="T7">menu ”</text:span><text:span text:style-name="T27">Payment </text:span><text:span text:style-name="T7">details”</text:span></text:p>
      <text:p text:style-name="P12"><text:span text:style-name="T7">12. Press ”Continue” </text:span><text:span text:style-name="T20">button</text:span></text:p>
      <text:p text:style-name="P13"><text:span text:style-name="T20">1</text:span><text:span text:style-name="T7">3. S</text:span><text:span text:style-name="T44">ystem displays </text:span><text:span text:style-name="T7">a last </text:span><text:span text:style-name="T23">menu ”</text:span><text:span text:style-name="T7">Place Order”</text:span></text:p>
      <text:p text:style-name="P13"><text:span text:style-name="T28">14.</text:span><text:span text:style-name="T23"> System displays message for successful </text:span><text:span text:style-name="T28">order</text:span></text:p>
      <text:p text:style-name="P47"/>
      <text:p text:style-name="P34">Alternate scenario:</text:p>
      <text:p text:style-name="P41">1. User log in to buy in site without <text:s/>registration</text:p>
      <text:p text:style-name="P41"/>
      <text:p text:style-name="P41"/>
      <text:p text:style-name="P27">Use cases related to <text:span text:style-name="T45">buy in site like Guest user </text:span><text:span text:style-name="T40">(</text:span><text:span text:style-name="T46">without registration)</text:span></text:p>
      <text:p text:style-name="P35"><text:span text:style-name="T1">Use Case №</text:span><text:span text:style-name="T39">7</text:span><text:span text:style-name="T1">:</text:span></text:p>
      <text:p text:style-name="P31"><text:span text:style-name="T1">Primary Actor: User<text:line-break/>Pre Condition: User logged in </text:span><text:span text:style-name="T2">with</text:span><text:span text:style-name="T3">out</text:span><text:span text:style-name="T2"> username and password</text:span><text:span text:style-name="T1"><text:line-break/>Main scenario:</text:span></text:p>
      <text:p text:style-name="P31"><text:span text:style-name="T1"/></text:p>
      <text:p text:style-name="P48">1. User goes to main page</text:p>
      <text:p text:style-name="P48">2. User choose any product category shopping</text:p>
      <text:p text:style-name="P36">3. System displays а Selected category <text:span text:style-name="T22">or</text:span> subcategory</text:p>
      <text:p text:style-name="P36">4. <text:span text:style-name="T22">User choose some product</text:span></text:p>
      <text:p text:style-name="P55"><text:span text:style-name="T7">5. </text:span>System displays <text:span text:style-name="T7">picture of product and description with price for the product</text:span></text:p>
      <text:p text:style-name="P44">6. User selects the quantity and delivery date</text:p>
      <text:p text:style-name="P52">7. <text:span text:style-name="T20">Press “</text:span><text:span text:style-name="T7">Add to Bag</text:span><text:span text:style-name="T20">” button</text:span></text:p>
      <text:p text:style-name="P52"><text:span text:style-name="T20">8. </text:span><text:span text:style-name="T26">Press ”Go to Checkout” </text:span><text:span text:style-name="T20">button</text:span></text:p>
      <text:p text:style-name="P62"><text:span text:style-name="T26">9. </text:span><text:span text:style-name="T37">System displays а </text:span><text:span text:style-name="T26">menu ”</text:span><text:span text:style-name="T27">Shipping </text:span><text:span text:style-name="T26">details”</text:span><text:span text:style-name="T37"> </text:span><text:span text:style-name="T23">, </text:span><text:span text:style-name="T29">where user <text:s/></text:span><text:span text:style-name="T7">Enter shipping address</text:span><text:span text:style-name="T29"> </text:span><text:span text:style-name="T30">and User c</text:span><text:span text:style-name="T29">hoose delivery method </text:span></text:p>
      <text:p text:style-name="P53">10. <text:span text:style-name="T7">Press ”Checkout” </text:span><text:span text:style-name="T20">button</text:span></text:p>
      <text:p text:style-name="P53">11. <text:s/><text:span text:style-name="T44">System displays </text:span><text:span text:style-name="T27">a </text:span><text:span text:style-name="T7">menu ”</text:span><text:span text:style-name="T27">Payment </text:span><text:span text:style-name="T7">details”</text:span></text:p>
      <text:p text:style-name="P53"><text:span text:style-name="T7">12. Press ”Continue” </text:span><text:span text:style-name="T20">button</text:span></text:p>
      <text:p text:style-name="P54"><text:span text:style-name="T20">1</text:span><text:span text:style-name="T7">3. S</text:span><text:span text:style-name="T44">ystem displays </text:span><text:span text:style-name="T7">a last </text:span><text:span text:style-name="T23">menu ”</text:span><text:span text:style-name="T7">Place Order”</text:span></text:p>
      <text:p text:style-name="P9"><text:span text:style-name="T7">14. System displays message for successful order</text:span></text:p>
      <text:p text:style-name="P9"><text:span text:style-name="T7"/></text:p>
      <text:p text:style-name="P9"><text:soft-page-break/><text:span text:style-name="T7"/></text:p>
      <text:p text:style-name="P28">Use cases related to <text:span text:style-name="T47">add to Shopping Bag and how to finish order</text:span></text:p>
      <text:p text:style-name="P39"><text:span text:style-name="T1">Use Case №</text:span><text:span text:style-name="T14">8</text:span><text:span text:style-name="T1">:</text:span></text:p>
      <text:p text:style-name="P32"><text:span text:style-name="T1">Primary Actor: User<text:line-break/>Pre Condition: User logged in<text:line-break/>Main scenario:</text:span></text:p>
      <text:p text:style-name="P32"><text:span text:style-name="T1"/></text:p>
      <text:p text:style-name="P49">1. User goes to main page</text:p>
      <text:p text:style-name="P49">2. User choose any product category shopping</text:p>
      <text:p text:style-name="P37">3. System displays а Selected category <text:span text:style-name="T22">or</text:span> subcategory</text:p>
      <text:p text:style-name="P37">4. <text:span text:style-name="T22">User choose some product</text:span></text:p>
      <text:p text:style-name="P56"><text:span text:style-name="T7">5. </text:span>System displays <text:span text:style-name="T7">picture of product and description with price for the product</text:span></text:p>
      <text:p text:style-name="P45">6. User selects the quantity and delivery date</text:p>
      <text:p text:style-name="P9">7. <text:span text:style-name="T7">Press “Add to Bag” button</text:span></text:p>
      <text:p text:style-name="P57">8. <text:span text:style-name="T7">Press “</text:span><text:span text:style-name="T26">Checkout</text:span><text:span text:style-name="T7">” button</text:span></text:p>
      <text:p text:style-name="P56"><text:span text:style-name="T31">9. </text:span><text:span text:style-name="T44">System displays а </text:span><text:span text:style-name="T26">menu, </text:span><text:span text:style-name="T31">which shows how many and what are the selected products</text:span></text:p>
      <text:p text:style-name="P32"><text:span text:style-name="T1"/></text:p>
      <text:p text:style-name="P63"><text:span text:style-name="T1">Alternate scenario:</text:span><text:line-break/> <text:s text:c="6"/><text:span text:style-name="T41">9</text:span><text:span text:style-name="T20">.1 </text:span>The user choose <text:span text:style-name="T32">to add more products to Shopping Bag</text:span></text:p>
      <text:p text:style-name="P63"><text:s text:c="7"/><text:span text:style-name="T41">9.2 </text:span><text:span text:style-name="T32">User choose to clear bag</text:span></text:p>
      <text:p text:style-name="P41"><text:s text:c="11"/></text:p>
      <text:p text:style-name="P9"><text:span text:style-name="T7"/></text:p>
      <text:p text:style-name="P9"><text:span text:style-name="T7"/></text:p>
      <text:p text:style-name="P29">Use cases related to <text:span text:style-name="T47">add to Shopping Bag and continue shopping</text:span></text:p>
      <text:p text:style-name="P40"><text:span text:style-name="T1">Use Case №</text:span><text:span text:style-name="T14">9</text:span><text:span text:style-name="T1">:</text:span></text:p>
      <text:p text:style-name="P33"><text:span text:style-name="T1">Primary Actor: User<text:line-break/>Pre Condition: User logged in <text:line-break/>Main scenario:</text:span></text:p>
      <text:p text:style-name="P33"><text:span text:style-name="T1"/></text:p>
      <text:p text:style-name="P50">1. User goes to main page</text:p>
      <text:p text:style-name="P50">2. User choose any product category shopping</text:p>
      <text:p text:style-name="P38">3. System displays а Selected category <text:span text:style-name="T22">or</text:span> subcategory</text:p>
      <text:p text:style-name="P38">4. <text:span text:style-name="T22">User choose some product</text:span></text:p>
      <text:p text:style-name="P59"><text:span text:style-name="T7">5. </text:span>System displays <text:span text:style-name="T7">picture of product and description with price for the product</text:span></text:p>
      <text:p text:style-name="P46">6. User selects the quantity and delivery date</text:p>
      <text:p text:style-name="P59">7. <text:span text:style-name="T7">Press “Add to Bag” button</text:span></text:p>
      <text:p text:style-name="P58">8. <text:span text:style-name="T7">Press “</text:span><text:span text:style-name="T33">Continue Shopping</text:span><text:span text:style-name="T7">” button</text:span></text:p>
      <text:p text:style-name="P59"><text:span text:style-name="T7">9. </text:span>System <text:span text:style-name="T33">return</text:span><text:span text:style-name="T34">s</text:span><text:span text:style-name="T33"> user in the </text:span><text:span text:style-name="T34">previous</text:span><text:span text:style-name="T33"> page </text:span><text:span text:style-name="T34">for </text:span><text:span text:style-name="T22">choose </text:span><text:span text:style-name="T34">more</text:span><text:span text:style-name="T22"> product</text:span></text:p>
      <text:p text:style-name="P59"><text:span text:style-name="T22"/></text:p>
      <text:p text:style-name="P64"><text:span text:style-name="T1">Alternate scenario:</text:span><text:line-break/> <text:s text:c="6"/><text:span text:style-name="T41">9</text:span><text:span text:style-name="T20">.1 </text:span>The user choose <text:span text:style-name="T32">to </text:span><text:span text:style-name="T35">finish shopping and</text:span><text:span text:style-name="T32"> </text:span><text:span text:style-name="T35">go out the page</text:span></text:p>
      <text:p text:style-name="P60"><text:span text:style-name="T22"><text:s text:c="7"/></text:span><text:span text:style-name="T49">9.2 </text:span><text:span text:style-name="T32">User choose to </text:span><text:span text:style-name="T35">return </text:span><text:span text:style-name="T32">to Shopping Ba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helvetica" svg:font-family="helvetica, arial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1M51S</meta:editing-duration>
    <meta:editing-cycles>22</meta:editing-cycles>
    <meta:generator>LibreOffice/5.1.1.3$Windows_X86_64 LibreOffice_project/89f508ef3ecebd2cfb8e1def0f0ba9a803b88a6d</meta:generator>
    <dc:date>2016-04-17T23:17:34.723000000</dc:date>
    <meta:document-statistic meta:table-count="0" meta:image-count="0" meta:object-count="0" meta:page-count="4" meta:paragraph-count="106" meta:word-count="1021" meta:character-count="6261" meta:non-whitespace-character-count="5206"/>
    <meta:user-defined meta:name="Info 1"/>
    <meta:user-defined meta:name="Info 2"/>
    <meta:user-defined meta:name="Info 3"/>
    <meta:user-defined meta:name="Info 4"/>
  </office:meta>
</office:document-meta>
</file>